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sans-serif"/>
  </office:font-face-decls>
  <office:automatic-styles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2" style:family="table">
      <style:table-properties style:width="17cm" table:align="margins" style:shadow="none" style:may-break-between-rows="true" table:border-model="collapsing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3" style:family="table">
      <style:table-properties style:width="17cm" table:align="margins" style:may-break-between-rows="true" table:border-model="collapsing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01cm" style:rel-column-width="13107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51cm" style:rel-column-width="16383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714dc"/>
    </style:style>
    <style:style style:name="P4" style:family="paragraph" style:parent-style-name="Standard">
      <style:paragraph-properties fo:text-align="start" style:justify-single-word="false"/>
      <style:text-properties officeooo:paragraph-rsid="001e654e"/>
    </style:style>
    <style:style style:name="P5" style:family="paragraph" style:parent-style-name="Standard">
      <style:paragraph-properties fo:text-align="start" style:justify-single-word="false"/>
      <style:text-properties officeooo:paragraph-rsid="0020bad5"/>
    </style:style>
    <style:style style:name="P6" style:family="paragraph" style:parent-style-name="Standard">
      <style:paragraph-properties fo:text-align="start" style:justify-single-word="false"/>
      <style:text-properties officeooo:rsid="001714dc" officeooo:paragraph-rsid="001714dc"/>
    </style:style>
    <style:style style:name="P7" style:family="paragraph" style:parent-style-name="Standard">
      <style:paragraph-properties fo:text-align="start" style:justify-single-word="false"/>
      <style:text-properties officeooo:rsid="001714dc" officeooo:paragraph-rsid="0020bad5"/>
    </style:style>
    <style:style style:name="P8" style:family="paragraph" style:parent-style-name="Standard">
      <style:paragraph-properties fo:text-align="start" style:justify-single-word="false"/>
      <style:text-properties officeooo:rsid="0021e981" officeooo:paragraph-rsid="0021e981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81" officeooo:paragraph-rsid="0021e9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23d" officeooo:paragraph-rsid="0022f2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d37" officeooo:paragraph-rsid="00238d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officeooo:paragraph-rsid="001e654e"/>
    </style:style>
    <style:style style:name="P13" style:family="paragraph" style:parent-style-name="Standard">
      <style:paragraph-properties fo:text-align="start" style:justify-single-word="false"/>
      <style:text-properties officeooo:paragraph-rsid="0020bad5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paragraph-rsid="002b93c7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81" officeooo:paragraph-rsid="0021e9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f26" officeooo:paragraph-rsid="00272f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23d" officeooo:paragraph-rsid="0022f2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23d" officeooo:paragraph-rsid="00278c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e0ef" officeooo:paragraph-rsid="0027e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3a1" officeooo:paragraph-rsid="002a3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6af2a"/>
    </style:style>
    <style:style style:name="T2" style:family="text">
      <style:text-properties officeooo:rsid="001714dc"/>
    </style:style>
    <style:style style:name="T3" style:family="text">
      <style:text-properties fo:color="#f6f6f4" loext:opacity="100%" style:font-name="Consolas" fo:font-size="10.5pt" fo:font-weight="normal" fo:background-color="#282a36" loext:char-shading-value="0"/>
    </style:style>
    <style:style style:name="T4" style:family="text">
      <style:text-properties officeooo:rsid="001840d9"/>
    </style:style>
    <style:style style:name="T5" style:family="text">
      <style:text-properties officeooo:rsid="001b0437"/>
    </style:style>
    <style:style style:name="T6" style:family="text">
      <style:text-properties officeooo:rsid="001b5976"/>
    </style:style>
    <style:style style:name="T7" style:family="text">
      <style:text-properties officeooo:rsid="001e654e"/>
    </style:style>
    <style:style style:name="T8" style:family="text">
      <style:text-properties officeooo:rsid="0020bad5"/>
    </style:style>
    <style:style style:name="T9" style:family="text">
      <style:text-properties officeooo:rsid="0022f23d"/>
    </style:style>
    <style:style style:name="T10" style:family="text">
      <style:text-properties officeooo:rsid="00232295"/>
    </style:style>
    <style:style style:name="T11" style:family="text">
      <style:text-properties officeooo:rsid="00238d37"/>
    </style:style>
    <style:style style:name="T12" style:family="text">
      <style:text-properties officeooo:rsid="00242544"/>
    </style:style>
    <style:style style:name="T13" style:family="text">
      <style:text-properties officeooo:rsid="002449e8"/>
    </style:style>
    <style:style style:name="T14" style:family="text">
      <style:text-properties officeooo:rsid="002537b7"/>
    </style:style>
    <style:style style:name="T15" style:family="text">
      <style:text-properties officeooo:rsid="0026b8fb"/>
    </style:style>
    <style:style style:name="T16" style:family="text">
      <style:text-properties officeooo:rsid="00278cdc"/>
    </style:style>
    <style:style style:name="T17" style:family="text">
      <style:text-properties officeooo:rsid="0027e0ef"/>
    </style:style>
    <style:style style:name="T18" style:family="text">
      <style:text-properties officeooo:rsid="002a33a1"/>
    </style:style>
    <style:style style:name="T19" style:family="text">
      <style:text-properties officeooo:rsid="002a9f70"/>
    </style:style>
    <style:style style:name="T20" style:family="text">
      <style:text-properties officeooo:rsid="002b93c7"/>
    </style:style>
    <style:style style:name="T21" style:family="text">
      <style:text-properties fo:font-variant="normal" fo:text-transform="none" fo:color="#000000" loext:opacity="100%" style:font-name="Verdana" fo:font-size="7.5pt" fo:letter-spacing="normal" fo:font-style="normal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o Piauí – UFPI</text:p>
      <text:p text:style-name="P1">Campus Senador Helvídio Nunes de Barros – CSHNB</text:p>
      <text:p text:style-name="P1">Sistemas de Informação – <text:span text:style-name="T1">Programação Funcional</text:span> – Prof. Juliana Oliveira</text:p>
      <text:p text:style-name="P1"/>
      <text:p text:style-name="P2"/>
      <text:p text:style-name="P1">Relatório d<text:span text:style-name="T2">o trabalho de programação funcional</text:span></text:p>
      <text:p text:style-name="P1">Aluno: Marcos Vinicius Batista Sampaio</text:p>
      <text:p text:style-name="P15"><text:span text:style-name="T20">Códigos realizados junto com: </text:span><text:span text:style-name="Strong_20_Emphasis"><text:span text:style-name="T21">ISDAEL RODRIGUES OLIVEIRA</text:span></text:span> </text:p>
      <text:p text:style-name="P1"/>
      <text:p text:style-name="P6">Resumo:</text:p>
      <text:p text:style-name="P6"><text:tab/>Este relatório trata da descrição detalhada do funcionamento dos códigos implementados para responder as questões passadas como trabalho avaliativo que conta com cinco questões.</text:p>
      <text:p text:style-name="P6"/>
      <text:p text:style-name="P6">Introdução:</text:p>
      <text:p text:style-name="P6"><text:tab/>Como relatado no título, o principal paradigma usado é o funcional que é visto na disciplina de programação funcional. Com questões sendo desenvolvidas na linguagem Haskell, também muito utilizada em universidades para introdução do paradigma, o relatório tem a seguir: Seções específicas onde discutirei mais sobre como as questões foram resolvidas, apresentando o funcionamento, Resultados que mostra as saídas das questões de acordo com o explicado e pedido no trabalho.</text:p>
      <text:p text:style-name="P6"/>
      <text:p text:style-name="P6">Seções Específicas:</text:p>
      <text:p text:style-name="P7"><text:tab/>Questão 1: </text:p>
      <text:p text:style-name="P5"><text:span text:style-name="T2"><text:tab/><text:tab/>Para iniciar a questão 1 contem 3 funções, uma main que executa o c</text:span><text:span text:style-name="T5">ó</text:span><text:span text:style-name="T2">digo uma auxiliar para imprimir as listas e a principal de funcionamento que é a fatorar. Na função main é feita a inserção dos 3 n</text:span><text:span text:style-name="T5">ú</text:span><text:span text:style-name="T2">meros que devemos fatorar e em seguida passamos esses n</text:span><text:span text:style-name="T5">ú</text:span><text:span text:style-name="T2">meros como inteiros realizando a transformação com o read para a função fatorar. A função fatorar recebe 5 par</text:span><text:span text:style-name="T5">â</text:span><text:span text:style-name="T2">metros, os 3 n</text:span><text:span text:style-name="T5">ú</text:span><text:span text:style-name="T2">meros digitados pelo usu</text:span><text:span text:style-name="T5">á</text:span><text:span text:style-name="T2">rio, um fatorial padrão e um numero de contador, por padrão começa passando sempre o inicio da fatoração 2 e o contador 0, </text:span><text:span text:style-name="T3">fatorar(num1, num2, num3, fat, cont),</text:span><text:span text:style-name="T2"> logo feito isso a função contem 9 opções, onde atendido as condições pode ser chamado o próprio fatorial como recursão onde acontece a divisão do numero pelo fat e a passagem do fat e do contador de divisões. Há uma opção caso todos sejam indivisiveis pelo numero fatorial é realizado uma chamada do com o fatorial aumentando em 1 o fat e depois a lista e a primeira opção para sair do loop de recursão que se todos forem 1, o resultado é chamar a lista com as divisões e suas quantidades.</text:span></text:p>
      <text:p text:style-name="P3"/>
      <text:p text:style-name="P5"><text:tab/><text:span text:style-name="T4">Questão 2: </text:span></text:p>
      <text:p text:style-name="P5"><text:span text:style-name="T5"><text:tab/><text:tab/>Temos aqui a necessidade de três funções, sendo uma main responsável por solicitar todos os custos em relação a apresentação e fazer as chamas iniciais das outras funções, uma função que calcula a renda por seção e uma que faz o calculo de quantas seções são necessárias para obter lucro. A main é composta por quatro getLine, respectivamente para custo geral da peça, custo por seção, valor do ingresso e a quantidade de assentos por seção, além disso na main é feita a chamada da função de seções que retorna a quantidade total de ingressos e depois a mesma função para retornar o numero de seções, todos os parâmetros são passados como float utilizando o read. A função renda tem três parametros float e retorna como resultado um float, é passado o valor do ingreso, quantidade de cadeiras e o valor geral da seção, após isso é feito a multiplicação </text:span><text:span text:style-name="T6">do valor do ingresso pelo numeros de cadeiras e diminui o resultado pelo valor da seção, isso é feito para ter o resultado do lucro por seção dado o valor e a quantidade de cadeiras. A função seção calcula quantas seções serão necessárias para obter lucro, tem 5 parâmetros sendo ingresso, assentos, seção, investimento e o retorno, o retorno é passado com base na função renda, que passa seu retorno de função. Tem duas opções a função, uma calculando o retorno financeiro de lucro, se o retorno </text:span><text:soft-page-break/><text:span text:style-name="T6">passado pela renda for menos ou igual o investimento, é feito a soma feito atraves da chamada recursiva da própria função caso não, é retornado apenas a renda.</text:span></text:p>
      <text:p text:style-name="P3"/>
      <text:p text:style-name="P3"/>
      <text:p text:style-name="P4"><text:tab/><text:span text:style-name="T6">Questão 3:</text:span></text:p>
      <text:p text:style-name="P4"><text:tab/><text:tab/><text:span text:style-name="T7">Aqui temos o uso de uma função random para realizar o sorteio dos numeros aleatorios, essa função será usado para gerar dois numeros aleatorios, o da ana e o da beatriz, seguindo a carolina fica com a cadeira que sobrar, os numeros são gerados dentro da main de um a 100 em formato inteiro, após isso temos a função cadeira que define as cadeiras utilizando um mod de numero três que funciona se o resto de mod três for zero, a cadeira selecionada é a dois, se o resto for um, a cadeira selecionada é a um e por fim se o resto de mod três for igual a 2 a cadeira selecionada é a zero. Para definir a segunda cadeira selecionada que pertence a beatriz é feita outra função que passa o retorno de duas chamadas da função cadeira com x e y, e dentro da função cadeirabeatriz é feito uma comparação, no primeiro caso se a for diferente de x a beatriz pode se sentar na cadeira sorteada, porque aqui indica que a cadeira sorteada é diferente da de ana, caso não, é feito a comparação, se a cadeira de ana for igual a um, beatriz senta na cadeira zero retornado pela função, se for igual a zero beatriz senta na cadeira dois que é retornado pela função, caso nenhuma dessas três opções seja a selecionada, entra no otherwise retornando a cadeira um para beatriz se sentar. Por fim existe a terceira função para decidir onde Carolina deve se sentar, é feito comparação de forma de união das duas variaveis utilizando o retorno da função cadeira e dependente do resultado, pode ser dois ou zero e no otherwise retornando um para ser decidido a ultima cadeira.</text:span></text:p>
      <text:p text:style-name="P4"/>
      <text:p text:style-name="P4"><text:tab/><text:span text:style-name="T8">Questão 4:</text:span></text:p>
      <text:p text:style-name="P5"><text:tab/><text:tab/><text:span text:style-name="T8">A questão 4 é composta por alternativas a, b e c. </text:span><text:span text:style-name="T19">Contem nove funções, verificaExistenciaNaLista tem como parametro um caractere e uma lista, enquanto a lista não for vazia é feita a chamada, contem dois pipes, usa tolower para comparar a com c que é a cabeça da lista e se for igual retorna false, caso não é feita a chamada da própria função com o resto da lista até a lista ser vazia. ContandoCaracteries conta com um parametro apenas que é uma lista até a lista ser vazia e encerrar a chamada, funciona com dois pipes sendo um dos pipes a chamada da função verificaExistenciaNaLista que falei antes, dependendo do retorno da lista é somado mais um para a contagem de caracteries com a chamada da função ou feita a chamada da função com o resto da lista. ContarLista tem como parametro uma lista e uma lista de lista podendo está vazia ou não dependendo do momento da chamada que influencia em qual parte do ContarLista pode cair, sendo que existem quatro variações, sendo [c:r]: [[]], [c:r]: v, [] e []:[], os dois primeiros casos contam os caracteries e imprime fazendo uso da função contandoCaracteries e as ultimas duas com listas vazias apenas imprime que não há mais palavras. Evogal é uma função que apenas compara um caractere passado com as letras vogais do alfabero, para uso de saber se é ou não uma vogal no inicio da sting ou se possui na string, caso exista retorna true ou false se não tiver. VerificaTipo faz uso de evogal e de funções já pronta do data.char como isDigit para saber se é digito, islower para saber se a letra é minuscula, isupper para saber se é maiscula e o ultimo caso para caracteries especiais se usa o otherwise. DevolveTipos tem como parametro uma lista de lista, que faz o retorno dos tipos, para saber quais são a função faz uso da explicada anterior verificaTipo criando uma lista com os tipos. ContaVogais entra com uma lista e usa a evogal para saber quais são vogais, se sim soma mais um e chama o próximo item, caso não só é chamado o próximo item. Por ultimo a devolveMaiorString1 que tem como entrada a lista de strings, usa a contagem de vogais para saber qual a maior, é feita a chamada duas vezes da conta vogais e compara qual é a maior pelos pipe, se o primeiro caso atende é retornado se não, só é feita a chamada da próxima string</text:span></text:p>
      <text:p text:style-name="P5"/>
      <text:p text:style-name="P5"><text:tab/><text:span text:style-name="T8">Questão 5:</text:span></text:p>
      <text:p text:style-name="P5"><text:tab/><text:tab/><text:span text:style-name="T13">O problema conta com cinco funções incluindo a main, verificaIgualdade na qual você entra com um numero e uma lista tem como proposito encontrar os numeros iguais para que </text:span><text:soft-page-break/><text:span text:style-name="T13">seja possível fazer a retirada dos numeros iguais, tem duas opções, se c for igual a v, retorna false caso otherwise, ele retorna a própria lista com recu</text:span><text:span text:style-name="T15">r</text:span><text:span text:style-name="T13">são fazendo a chamada para o próximo item. </text:span><text:span text:style-name="T14">A função unindoAeB entra com duas listas e faz a uniao em chamada recursiva já que a lista não tem mais os itens repetidos, até a lista ser vazia, a chamada é realizada. MaiorQueCubo tem três parametros, sendo um argumento e duas listas, contem duas opções a primeira sendo se c elevado a 2 for maior que a cabeça da lista ao quadrado recebe e chama a função em recu</text:span><text:span text:style-name="T15">r</text:span><text:span text:style-name="T14">são até que os itens da lista se acabem e ela fique vazia.</text:span></text:p>
      <text:p text:style-name="P5"/>
      <text:p text:style-name="P8">Resultados da Execução do Programa:</text:p>
      <text:p text:style-name="P8"><text:tab/><text:span text:style-name="T9">Q</text:span>1:</text:p>
      <text:p text:style-name="P8"><text:tab/><text:tab/></text:p>
      <table:table table:name="Tabela1" table:style-name="Tabela1" table:template-name="Default Style">
        <table:table-column table:style-name="Tabela1.A"/>
        <table:table-column table:style-name="Tabela1.B"/>
        <table:table-row>
          <table:table-cell table:style-name="Tabela1.A1" office:value-type="string">
            <text:p text:style-name="P9">Entrada = números a fatorar</text:p>
          </table:table-cell>
          <table:table-cell table:style-name="Tabela1.B1" office:value-type="string">
            <text:p text:style-name="P9">Saída = repetiu</text:p>
          </table:table-cell>
        </table:table-row>
        <table:table-row>
          <table:table-cell table:style-name="Tabela1.A2" office:value-type="string">
            <text:p text:style-name="P16">15</text:p>
            <text:p text:style-name="P16">33</text:p>
            <text:p text:style-name="P16">46</text:p>
          </table:table-cell>
          <table:table-cell table:style-name="Tabela1.B2" office:value-type="string">
            <text:p text:style-name="P16">23 → 1</text:p>
            <text:p text:style-name="P16">11 → 1</text:p>
            <text:p text:style-name="P16">5 → 1</text:p>
            <text:p text:style-name="P16">3 → 1</text:p>
            <text:p text:style-name="P16">2 → 1</text:p>
          </table:table-cell>
        </table:table-row>
        <table:table-row table:style-name="Tabela1.3">
          <table:table-cell table:style-name="Tabela1.A2" office:value-type="string">
            <text:p text:style-name="P16">9</text:p>
            <text:p text:style-name="P16">15</text:p>
            <text:p text:style-name="P16">23</text:p>
          </table:table-cell>
          <table:table-cell table:style-name="Tabela1.B2" office:value-type="string">
            <text:p text:style-name="P16">23 → 1</text:p>
            <text:p text:style-name="P16">5 → 1</text:p>
            <text:p text:style-name="P16">3 → 2</text:p>
          </table:table-cell>
        </table:table-row>
        <table:table-row table:style-name="Tabela1.3">
          <table:table-cell table:style-name="Tabela1.A2" office:value-type="string">
            <text:p text:style-name="P17">20</text:p>
            <text:p text:style-name="P17">15</text:p>
            <text:p text:style-name="P17">16</text:p>
          </table:table-cell>
          <table:table-cell table:style-name="Tabela1.B2" office:value-type="string">
            <text:p text:style-name="P17">5 → 1</text:p>
            <text:p text:style-name="P17">3 → 1</text:p>
            <text:p text:style-name="P17">2 → 4</text:p>
          </table:table-cell>
        </table:table-row>
        <table:table-row table:style-name="Tabela1.3">
          <table:table-cell table:style-name="Tabela1.A2" office:value-type="string">
            <text:p text:style-name="P17">49</text:p>
            <text:p text:style-name="P17">42</text:p>
            <text:p text:style-name="P17">45</text:p>
          </table:table-cell>
          <table:table-cell table:style-name="Tabela1.B2" office:value-type="string">
            <text:p text:style-name="P17">7 → 2</text:p>
            <text:p text:style-name="P17">5 → 1</text:p>
            <text:p text:style-name="P17">3 → 2</text:p>
            <text:p text:style-name="P17">2 → 1</text:p>
          </table:table-cell>
        </table:table-row>
      </table:table>
      <text:p text:style-name="P8"/>
      <text:p text:style-name="P4"><text:tab/><text:span text:style-name="T9">Q2:</text:span></text:p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10">Entrada = custos</text:p>
          </table:table-cell>
          <table:table-cell table:style-name="Tabela2.B1" office:value-type="string">
            <text:p text:style-name="P10">Saída</text:p>
          </table:table-cell>
        </table:table-row>
        <table:table-row>
          <table:table-cell table:style-name="Tabela2.A2" office:value-type="string">
            <text:p text:style-name="P18">Custo da peça = 50000</text:p>
            <text:p text:style-name="P18">Custo por seção = 10000</text:p>
            <text:p text:style-name="P18">Valor ingresso = 50</text:p>
            <text:p text:style-name="P18">Total de assentos = 300</text:p>
          </table:table-cell>
          <table:table-cell table:style-name="Tabela2.B2" office:value-type="string">
            <text:p text:style-name="P18">3300 ingressos vendidos </text:p>
            <text:p text:style-name="P18">Total de 11 seções</text:p>
          </table:table-cell>
        </table:table-row>
        <table:table-row table:style-name="Tabela2.3">
          <table:table-cell table:style-name="Tabela2.A2" office:value-type="string">
            <text:p text:style-name="P18">Custo da peça = 100000</text:p>
            <text:p text:style-name="P18">Custo por seção = <text:span text:style-name="T12">3</text:span>0000</text:p>
            <text:p text:style-name="P18">Valor ingresso = 70</text:p>
            <text:p text:style-name="P18">Total de assentos = 500</text:p>
          </table:table-cell>
          <table:table-cell table:style-name="Tabela2.B2" office:value-type="string">
            <text:p text:style-name="P18">10500 ingressos vendidos </text:p>
            <text:p text:style-name="P18">Total de 21 seções</text:p>
          </table:table-cell>
        </table:table-row>
        <table:table-row>
          <table:table-cell table:style-name="Tabela2.A2" office:value-type="string">
            <text:p text:style-name="P19">Custo da peça = <text:span text:style-name="T16">11000</text:span></text:p>
            <text:p text:style-name="P19">Custo por seção = <text:span text:style-name="T16">5000</text:span></text:p>
            <text:p text:style-name="P19">Valor ingresso = <text:span text:style-name="T16">40</text:span></text:p>
            <text:p text:style-name="P19">Total de assentos = <text:span text:style-name="T16">200</text:span></text:p>
          </table:table-cell>
          <table:table-cell table:style-name="Tabela2.B2" office:value-type="string">
            <text:p text:style-name="P19"><text:span text:style-name="T16">800</text:span> ingressos vendidos </text:p>
            <text:p text:style-name="P19">Total de <text:span text:style-name="T16">4</text:span> seções</text:p>
          </table:table-cell>
        </table:table-row>
      </table:table>
      <text:p text:style-name="P4"/>
      <text:p text:style-name="P4"><text:tab/><text:span text:style-name="T17">Q3: </text:span></text:p>
      <text:p text:style-name="P4"><text:tab/></text:p>
      <table:table table:name="Tabela4" table:style-name="Tabela4" table:template-name="Default Style">
        <table:table-column table:style-name="Tabela4.A" table:number-columns-repeated="5"/>
        <table:table-row>
          <table:table-cell table:style-name="Tabela4.A1" office:value-type="string">
            <text:p text:style-name="P20">O número que Ana sorteou foi</text:p>
          </table:table-cell>
          <table:table-cell table:style-name="Tabela4.A1" office:value-type="string">
            <text:p text:style-name="P20">O número que Beatriz sorteou foi</text:p>
          </table:table-cell>
          <table:table-cell table:style-name="Tabela4.A1" office:value-type="string">
            <text:p text:style-name="P20">A cadeira que Ana ira sentar é a cadeira</text:p>
          </table:table-cell>
          <table:table-cell table:style-name="Tabela4.A1" office:value-type="string">
            <text:p text:style-name="P20">A cadeira que Beatriz ira sentar é a cadeira</text:p>
          </table:table-cell>
          <table:table-cell table:style-name="Tabela4.E1" office:value-type="string">
            <text:p text:style-name="P20">A cadeira restante para Carolina foi a cadeira</text:p>
          </table:table-cell>
        </table:table-row>
        <text:soft-page-break/>
        <table:table-row>
          <table:table-cell table:style-name="Tabela4.A2" office:value-type="string">
            <text:p text:style-name="P21">13</text:p>
          </table:table-cell>
          <table:table-cell table:style-name="Tabela4.A2" office:value-type="string">
            <text:p text:style-name="P21">54</text:p>
          </table:table-cell>
          <table:table-cell table:style-name="Tabela4.A2" office:value-type="string">
            <text:p text:style-name="P21">1</text:p>
          </table:table-cell>
          <table:table-cell table:style-name="Tabela4.A2" office:value-type="string">
            <text:p text:style-name="P21">2</text:p>
          </table:table-cell>
          <table:table-cell table:style-name="Tabela4.E2" office:value-type="string">
            <text:p text:style-name="P21">0</text:p>
          </table:table-cell>
        </table:table-row>
        <table:table-row>
          <table:table-cell table:style-name="Tabela4.A2" office:value-type="string">
            <text:p text:style-name="P21">40</text:p>
          </table:table-cell>
          <table:table-cell table:style-name="Tabela4.A2" office:value-type="string">
            <text:p text:style-name="P21">68</text:p>
          </table:table-cell>
          <table:table-cell table:style-name="Tabela4.A2" office:value-type="string">
            <text:p text:style-name="P21">1</text:p>
          </table:table-cell>
          <table:table-cell table:style-name="Tabela4.A2" office:value-type="string">
            <text:p text:style-name="P21">0</text:p>
          </table:table-cell>
          <table:table-cell table:style-name="Tabela4.E2" office:value-type="string">
            <text:p text:style-name="P21">2</text:p>
          </table:table-cell>
        </table:table-row>
        <table:table-row>
          <table:table-cell table:style-name="Tabela4.A2" office:value-type="string">
            <text:p text:style-name="P21">100</text:p>
          </table:table-cell>
          <table:table-cell table:style-name="Tabela4.A2" office:value-type="string">
            <text:p text:style-name="P21">53</text:p>
          </table:table-cell>
          <table:table-cell table:style-name="Tabela4.A2" office:value-type="string">
            <text:p text:style-name="P21">1</text:p>
          </table:table-cell>
          <table:table-cell table:style-name="Tabela4.A2" office:value-type="string">
            <text:p text:style-name="P21">0</text:p>
          </table:table-cell>
          <table:table-cell table:style-name="Tabela4.E2" office:value-type="string">
            <text:p text:style-name="P21">2</text:p>
          </table:table-cell>
        </table:table-row>
        <table:table-row>
          <table:table-cell table:style-name="Tabela4.A2" office:value-type="string">
            <text:p text:style-name="P21">75</text:p>
          </table:table-cell>
          <table:table-cell table:style-name="Tabela4.A2" office:value-type="string">
            <text:p text:style-name="P21">55</text:p>
          </table:table-cell>
          <table:table-cell table:style-name="Tabela4.A2" office:value-type="string">
            <text:p text:style-name="P21">2</text:p>
          </table:table-cell>
          <table:table-cell table:style-name="Tabela4.A2" office:value-type="string">
            <text:p text:style-name="P21">1</text:p>
          </table:table-cell>
          <table:table-cell table:style-name="Tabela4.E2" office:value-type="string">
            <text:p text:style-name="P21">0</text:p>
          </table:table-cell>
        </table:table-row>
        <table:table-row>
          <table:table-cell table:style-name="Tabela4.A2" office:value-type="string">
            <text:p text:style-name="P21">45</text:p>
          </table:table-cell>
          <table:table-cell table:style-name="Tabela4.A2" office:value-type="string">
            <text:p text:style-name="P21">76</text:p>
          </table:table-cell>
          <table:table-cell table:style-name="Tabela4.A2" office:value-type="string">
            <text:p text:style-name="P21">2</text:p>
          </table:table-cell>
          <table:table-cell table:style-name="Tabela4.A2" office:value-type="string">
            <text:p text:style-name="P21">1</text:p>
          </table:table-cell>
          <table:table-cell table:style-name="Tabela4.E2" office:value-type="string">
            <text:p text:style-name="P21">0</text:p>
          </table:table-cell>
        </table:table-row>
      </table:table>
      <text:p text:style-name="P4"/>
      <text:p text:style-name="P4"><text:tab/><text:span text:style-name="T18">Q4:</text:span></text:p>
      <table:table table:name="Tabela5" table:style-name="Tabela5" table:template-name="Default Style">
        <table:table-column table:style-name="Tabela5.A" table:number-columns-repeated="4"/>
        <table:table-row>
          <table:table-cell table:style-name="Tabela5.A1" office:value-type="string">
            <text:p text:style-name="P23">Entrada</text:p>
          </table:table-cell>
          <table:table-cell table:style-name="Tabela5.A1" office:value-type="string">
            <text:p text:style-name="P23">Saída A</text:p>
          </table:table-cell>
          <table:table-cell table:style-name="Tabela5.A1" office:value-type="string">
            <text:p text:style-name="P23">Saída B</text:p>
          </table:table-cell>
          <table:table-cell table:style-name="Tabela5.D1" office:value-type="string">
            <text:p text:style-name="P23">Saída C</text:p>
          </table:table-cell>
        </table:table-row>
        <table:table-row>
          <table:table-cell table:style-name="Tabela5.A2" office:value-type="string">
            <text:p text:style-name="P20"><text:s/>"Isdael", "Josias", "Flavio", "vinicios"</text:p>
          </table:table-cell>
          <table:table-cell table:style-name="Tabela5.A2" office:value-type="string">
            <text:p text:style-name="P20">A quantidade de caracteries presentes em Isdael é: 6<text:line-break/>A quantidade de caracteries presentes em Josias é: 5<text:line-break/>A quantidade de caracteries presentes em Flavio é: 6<text:line-break/>A quantidade de caracteries presentes em vinicios é: 6<text:line-break/><text:line-break/></text:p>
          </table:table-cell>
          <table:table-cell table:style-name="Tabela5.A2" office:value-type="string">
            <text:p text:style-name="P20">"Consoante maiuscula","Consoante maiuscula","Consoante maiuscula","Consoante minuscula"<text:line-break/></text:p>
          </table:table-cell>
          <table:table-cell table:style-name="Tabela5.D2" office:value-type="string">
            <text:p text:style-name="P20">"vinicios"</text:p>
          </table:table-cell>
        </table:table-row>
        <table:table-row>
          <table:table-cell table:style-name="Tabela5.A2" office:value-type="string">
            <text:p text:style-name="P20">[]<text:line-break/></text:p>
          </table:table-cell>
          <table:table-cell table:style-name="Tabela5.A2" office:value-type="string">
            <text:p text:style-name="P20">[]<text:line-break/></text:p>
          </table:table-cell>
          <table:table-cell table:style-name="Tabela5.A2" office:value-type="string">
            <text:p text:style-name="P20">""<text:line-break/></text:p>
          </table:table-cell>
          <table:table-cell table:style-name="Tabela5.D2" office:value-type="string">
            <text:p text:style-name="P20">Sem palavras aqui</text:p>
          </table:table-cell>
        </table:table-row>
        <table:table-row>
          <table:table-cell table:style-name="Tabela5.A2" office:value-type="string">
            <text:p text:style-name="P20"><text:s/>"#$%", "!%@", "Vinicios"<text:line-break/></text:p>
          </table:table-cell>
          <table:table-cell table:style-name="Tabela5.A2" office:value-type="string">
            <text:p text:style-name="P20">A quantidade de caracteries presentes em #$% é: 3<text:line-break/>A quantidade de caracteries presentes em !%@ é: 3<text:line-break/>A quantidade de caracteries presentes em Vinicios é: 6<text:line-break/></text:p>
          </table:table-cell>
          <table:table-cell table:style-name="Tabela5.A2" office:value-type="string">
            <text:p text:style-name="P20">"Caractere especial","Caractere especial","Consoante maiuscula"<text:line-break/></text:p>
          </table:table-cell>
          <table:table-cell table:style-name="Tabela5.D2" office:value-type="string">
            <text:p text:style-name="P20">"Vinicios"</text:p>
          </table:table-cell>
        </table:table-row>
      </table:table>
      <text:p text:style-name="P4"/>
      <text:p text:style-name="P4"/>
      <text:p text:style-name="P4"><text:tab/><text:span text:style-name="T10">Q</text:span><text:span text:style-name="T11">5</text:span><text:span text:style-name="T10">:</text:span></text:p>
      <table:table table:name="Tabela3" table:style-name="Tabela3" table:template-name="Default Style">
        <table:table-column table:style-name="Tabela3.A"/>
        <table:table-column table:style-name="Tabela3.B"/>
        <table:table-row>
          <table:table-cell table:style-name="Tabela3.A1" office:value-type="string">
            <text:p text:style-name="P11">Entrada</text:p>
          </table:table-cell>
          <table:table-cell table:style-name="Tabela3.B1" office:value-type="string">
            <text:p text:style-name="P11">Saída</text:p>
          </table:table-cell>
        </table:table-row>
        <table:table-row table:style-name="Tabela3.2">
          <table:table-cell table:style-name="Tabela3.A2" office:value-type="string">
            <text:p text:style-name="P22">([2,6,7],[4,5,8])</text:p>
          </table:table-cell>
          <table:table-cell table:style-name="Tabela3.B2" office:value-type="string">
            <text:p text:style-name="P22">(A-B) || (B-A) == [2,6,7,4,5,8]</text:p>
            <text:p text:style-name="P22">O cubo dos primeiros elementos é: 72</text:p>
            <text:p text:style-name="P22"><text:span text:style-name="T11">Soma entre os quadrados dos elementos: </text:span>113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1T21:00:59.791000000</dc:date>
    <meta:editing-duration>PT6H59M24S</meta:editing-duration>
    <meta:editing-cycles>22</meta:editing-cycles>
    <meta:generator>LibreOffice/7.4.3.2$Windows_X86_64 LibreOffice_project/1048a8393ae2eeec98dff31b5c133c5f1d08b890</meta:generator>
    <meta:document-statistic meta:table-count="5" meta:image-count="0" meta:object-count="0" meta:page-count="4" meta:paragraph-count="130" meta:word-count="1790" meta:character-count="9883" meta:non-whitespace-character-count="8174"/>
  </office:meta>
</office:document-meta>
</file>